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8.4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II</text:p>
          </table:table-cell>
          <table:table-cell table:style-name="ce3" office:value-type="string" calcext:value-type="string">
            <text:p>VIII</text:p>
          </table:table-cell>
          <table:table-cell table:style-name="ce3" office:value-type="string" calcext:value-type="string">
            <text:p>I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XI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string" calcext:value-type="string">
            <text:p>XIV</text:p>
          </table:table-cell>
          <table:table-cell table:style-name="ce3" office:value-type="string" calcext:value-type="string">
            <text:p>XV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string" calcext:value-type="string">
            <text:p>XVII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XXI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Fool</text:p>
          </table:table-cell>
          <table:table-cell table:style-name="ce3" office:value-type="string" calcext:value-type="string">
            <text:p>Magician</text:p>
          </table:table-cell>
          <table:table-cell table:style-name="ce3" office:value-type="string" calcext:value-type="string">
            <text:p>Priestess</text:p>
          </table:table-cell>
          <table:table-cell table:style-name="ce3" office:value-type="string" calcext:value-type="string">
            <text:p>Empress</text:p>
          </table:table-cell>
          <table:table-cell table:style-name="ce3" office:value-type="string" calcext:value-type="string">
            <text:p>Emporer</text:p>
          </table:table-cell>
          <table:table-cell table:style-name="ce3" office:value-type="string" calcext:value-type="string">
            <text:p>Hierophant</text:p>
          </table:table-cell>
          <table:table-cell table:style-name="ce3" office:value-type="string" calcext:value-type="string">
            <text:p>Lovers</text:p>
          </table:table-cell>
          <table:table-cell table:style-name="ce3" office:value-type="string" calcext:value-type="string">
            <text:p>Chariot</text:p>
          </table:table-cell>
          <table:table-cell table:style-name="ce3" office:value-type="string" calcext:value-type="string">
            <text:p>Justice</text:p>
          </table:table-cell>
          <table:table-cell table:style-name="ce3" office:value-type="string" calcext:value-type="string">
            <text:p>Hermit</text:p>
          </table:table-cell>
          <table:table-cell table:style-name="ce3" office:value-type="string" calcext:value-type="string">
            <text:p>Fortune</text:p>
          </table:table-cell>
          <table:table-cell table:style-name="ce3" office:value-type="string" calcext:value-type="string">
            <text:p>Strength</text:p>
          </table:table-cell>
          <table:table-cell table:style-name="ce3" office:value-type="string" calcext:value-type="string">
            <text:p>Hanged</text:p>
          </table:table-cell>
          <table:table-cell table:style-name="ce3" office:value-type="string" calcext:value-type="string">
            <text:p>Death</text:p>
          </table:table-cell>
          <table:table-cell table:style-name="ce3" office:value-type="string" calcext:value-type="string">
            <text:p>Temperance</text:p>
          </table:table-cell>
          <table:table-cell table:style-name="ce3" office:value-type="string" calcext:value-type="string">
            <text:p>Devil</text:p>
          </table:table-cell>
          <table:table-cell table:style-name="ce3" office:value-type="string" calcext:value-type="string">
            <text:p>Tower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Moon</text:p>
          </table:table-cell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Judgement</text:p>
          </table:table-cell>
          <table:table-cell table:style-name="ce3" office:value-type="string" calcext:value-type="string">
            <text:p>World</text:p>
          </table:table-cell>
          <table:table-cell table:number-columns-repeated="1001"/>
        </table:table-row>
        <table:table-row table:style-name="ro2">
          <table:table-cell/>
          <table:table-cell table:style-name="ce4" office:value-type="string" calcext:value-type="string">
            <text:p>Folly, mania, extravagance, intoxication, delirium, frenzy, bewrayment. [If the card is] Reversed: Negligence, absence, distribution, carelessness, apathy, nullity, vanity</text:p>
          </table:table-cell>
          <table:table-cell table:style-name="ce4" office:value-type="string" calcext:value-type="string">
            <text:p>Skill, diplomacy, address, subtlety, pain, loss, disaster, snares of enemies; self-confidence, will; [it signifies] the Querent, if male. Reversed: Physician, mental disease, disgrace, disquiet</text:p>
          </table:table-cell>
          <table:table-cell table:style-name="ce4" office:value-type="string" calcext:value-type="string">
            <text:p>Secrets, mystery, the future as yet unrevealed; the woman who interests the Querent, if male; the Querent herself, if female; silence, tenacity; mystery, wisdom, science. Reversed: Passion, moral or physical ardor, conceit, surface knowledge</text:p>
          </table:table-cell>
          <table:table-cell table:style-name="ce4" office:value-type="string" calcext:value-type="string">
            <text:p>Fruitfulness, action, initiative, length of days; the unknown, clandestine; also difficulty, doubt, ignorance. Reversed: Light, truth, the unraveling of involved matters, public rejoicings; according to another reading, vacillation</text:p>
          </table:table-cell>
          <table:table-cell table:style-name="ce4" office:value-type="string" calcext:value-type="string">
            <text:p>Stability, power, protection, realization; a great person; aid, reason, conviction also authority and will. Reversed: Benevolence, compassion, credit; also confusion to enemies, obstruction, immaturity</text:p>
          </table:table-cell>
          <table:table-cell table:style-name="ce4" office:value-type="string" calcext:value-type="string">
            <text:p>Marriage, alliance, captivity, servitude; by another account, mercy, and goodness; inspiration; the man to whom the Querent has recourse. Reversed: Society, good understanding, concord, over kindness, weakness</text:p>
          </table:table-cell>
          <table:table-cell table:style-name="ce4" office:value-type="string" calcext:value-type="string">
            <text:p>Attraction, love, beauty, trials overcome. Reversed: Failure, foolish designs. Another account speaks of marriage frustrated and contrarieties of all kinds</text:p>
          </table:table-cell>
          <table:table-cell table:style-name="ce4" office:value-type="string" calcext:value-type="string">
            <text:p>Succour, providence; also war, triumph, presumption, vengeance, trouble. Reversed: Riot, quarrel, dispute, litigation, defeat</text:p>
          </table:table-cell>
          <table:table-cell table:style-name="ce4" office:value-type="string" calcext:value-type="string">
            <text:p>Equity, rightness, probity, executive; triumph of the deserving side in law. Reversed: Law in all its departments, legal complications, bigotry, bias, excessive severity</text:p>
          </table:table-cell>
          <table:table-cell table:style-name="ce4" office:value-type="string" calcext:value-type="string">
            <text:p>Prudence, circumspection; also and especially treason, dissimulation, roguery, corruption. Reversed: Concealment, disguise, policy fear, unreasoned caution</text:p>
          </table:table-cell>
          <table:table-cell table:style-name="ce4" office:value-type="string" calcext:value-type="string">
            <text:p>Destiny, fortune, success, elevation, luck, felicity. Reversed: Increase, abundance, superfluity</text:p>
          </table:table-cell>
          <table:table-cell table:style-name="ce4" office:value-type="string" calcext:value-type="string">
            <text:p>Power, energy, action, courage, magnanimity; also complete success and honours. Reversed: Despotism, abuse of power, weakness, discord, sometimes even disgrace</text:p>
          </table:table-cell>
          <table:table-cell table:style-name="ce4" office:value-type="string" calcext:value-type="string">
            <text:p>Wisdom, circumspection, discernment, trials, sacrifice, intuition, divination, prophecy. Reversed: Selfishness, the crowd, body politic</text:p>
          </table:table-cell>
          <table:table-cell table:style-name="ce4" office:value-type="string" calcext:value-type="string">
            <text:p>End, mortality, destruction, corruption; also, for a man, the loss of a benefactor; for a woman, many contrarieties; for a maid, failure of marriage projects. Reversed: Inertia, sleep, lethargy, petrifaction, somnambulism; hope destroyed</text:p>
          </table:table-cell>
          <table:table-cell table:style-name="ce4" office:value-type="string" calcext:value-type="string">
            <text:p>Economy, moderation, frugality, management, accommodation. Reversed: Things connected with churches, religions, sects, the priesthood, sometimes even the priest who will marry Querent; also disunion, unfortunate combinations, competing interests</text:p>
          </table:table-cell>
          <table:table-cell table:style-name="ce4" office:value-type="string" calcext:value-type="string">
            <text:p>Ravage, violence, vehemence, extraordinary efforts, force, fatality; that which is predestined but is not for this reason evil. Reversed: Evil fatality, weakness, pettiness, blindness</text:p>
          </table:table-cell>
          <table:table-cell table:style-name="ce4" office:value-type="string" calcext:value-type="string">
            <text:p>Misery, distress, indigence, adversity, calamity, disgrace, deception, ruin. It is a card in particular of unforeseen catastrophe. Reversed: Negligence, absence, distribution, carelessness, apathy, nullity, vanity</text:p>
          </table:table-cell>
          <table:table-cell table:style-name="ce4" office:value-type="string" calcext:value-type="string">
            <text:p>Loss, theft, privation, abandonment; another reading says--hope bright prospects, Reversed: Arrogance, haughtiness, impotence</text:p>
          </table:table-cell>
          <table:table-cell table:style-name="ce4" office:value-type="string" calcext:value-type="string">
            <text:p>Hidden enemies, danger, calumny, darkness, terror, deception, occult forces, error. Reversed: Instability, inconstancy, silence, lesser degrees of deception and error</text:p>
          </table:table-cell>
          <table:table-cell table:style-name="ce4" office:value-type="string" calcext:value-type="string">
            <text:p> happiness and contentment, vitality, self-confidence and success</text:p>
          </table:table-cell>
          <table:table-cell table:style-name="ce4" office:value-type="string" calcext:value-type="string">
            <text:p>Judgement</text:p>
            <text:p>Rebirth</text:p>
            <text:p>Inner-calling</text:p>
            <text:p>Absolution</text:p>
            <text:p>Karma</text:p>
            <text:p>Causality</text:p>
            <text:p>Second Chance</text:p>
          </table:table-cell>
          <table:table-cell table:style-name="ce4" office:value-type="string" calcext:value-type="string">
            <text:p>Assured success, recompense, voyage, route, emigration, flight, change of place. Reversed: Inertia, fixity, stagnation, permanence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Mechanics</text:p>
          </table:table-cell>
          <table:table-cell table:style-name="ce5"/>
          <table:table-cell table:style-name="ce5" office:value-type="string" calcext:value-type="string">
            <text:p>Single / few creatures</text:p>
            <text:p>Enemy Debuffs</text:p>
            <text:p>Enchantments</text:p>
          </table:table-cell>
          <table:table-cell table:style-name="ce5" office:value-type="string" calcext:value-type="string">
            <text:p>Many Creatures</text:p>
            <text:p>Team Anthems on creatures</text:p>
            <text:p>Card draw</text:p>
          </table:table-cell>
          <table:table-cell table:style-name="ce5" office:value-type="string" calcext:value-type="string">
            <text:p>Powerful creatures, single</text:p>
            <text:p>Extra actions</text:p>
            <text:p>Team Buffs</text:p>
          </table:table-cell>
          <table:table-cell table:style-name="ce5" office:value-type="string" calcext:value-type="string">
            <text:p><text:span text:style-name="T1">Persistent </text:span>Creatures, many</text:p>
            <text:p>Armour synergy</text:p>
            <text:p>Health as cost</text:p>
          </table:table-cell>
          <table:table-cell table:style-name="ce5" table:number-columns-repeated="15"/>
          <table:table-cell table:style-name="ce6"/>
          <table:table-cell table:style-name="ce5" table:number-columns-repeated="1002"/>
        </table:table-row>
        <table:table-row table:style-name="ro1">
          <table:table-cell table:style-name="ce2" office:value-type="string" calcext:value-type="string">
            <text:p>Main Stat</text:p>
          </table:table-cell>
          <table:table-cell/>
          <table:table-cell table:number-columns-repeated="2" office:value-type="string" calcext:value-type="string">
            <text:p>Magic</text:p>
          </table:table-cell>
          <table:table-cell table:number-columns-repeated="3" office:value-type="string" calcext:value-type="string">
            <text:p>Physical</text:p>
          </table:table-cell>
          <table:table-cell office:value-type="string" calcext:value-type="string">
            <text:p>Magic</text:p>
          </table:table-cell>
          <table:table-cell table:number-columns-repeated="13"/>
          <table:table-cell table:style-name="ce6"/>
          <table:table-cell table:number-columns-repeated="1002"/>
        </table:table-row>
        <table:table-row table:style-name="ro1">
          <table:table-cell table:style-name="ce2" office:value-type="string" calcext:value-type="string">
            <text:p>Secondary Stat</text:p>
          </table:table-cell>
          <table:table-cell/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Physical</text:p>
          </table:table-cell>
          <table:table-cell table:number-columns-repeated="13"/>
          <table:table-cell table:style-name="ce6"/>
          <table:table-cell table:number-columns-repeated="1002"/>
        </table:table-row>
        <table:table-row table:style-name="ro1" table:number-rows-repeated="3">
          <table:table-cell table:number-columns-repeated="21"/>
          <table:table-cell table:style-name="ce6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fo:font-size="11pt" style:font-size-asian="11pt" style:font-name-complex="Liberation Sans1" style:font-family-complex="'Liberation Sans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</meta:initial-creator>
    <meta:editing-cycles>3</meta:editing-cycles>
    <meta:creation-date>2021-01-08T17:34:20</meta:creation-date>
    <dc:date>2021-01-11T17:13:30.992000000</dc:date>
    <meta:editing-duration>PT2H12M6S</meta:editing-duration>
    <meta:generator>LibreOffice/6.1.2.1$Windows_X86_64 LibreOffice_project/65905a128db06ba48db947242809d14d3f9a93fe</meta:generator>
    <meta:document-statistic meta:table-count="1" meta:cell-count="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